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0fb8" officeooo:paragraph-rsid="00130fb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30fb8" officeooo:paragraph-rsid="00130fb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fo:font-weight="normal" officeooo:rsid="00130fb8" officeooo:paragraph-rsid="00130fb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16d13a" officeooo:paragraph-rsid="0016d13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175e47" officeooo:paragraph-rsid="00175e4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normal" officeooo:rsid="00175e47" officeooo:paragraph-rsid="00175e4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0fb8" officeooo:paragraph-rsid="00130f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485c8" officeooo:paragraph-rsid="001485c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1485c8" officeooo:paragraph-rsid="001485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55ef9" officeooo:paragraph-rsid="00155ef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55ef9" officeooo:paragraph-rsid="00155ef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6abe2" officeooo:paragraph-rsid="0016abe2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85c8" style:font-style-asian="italic" style:font-style-complex="italic"/>
    </style:style>
    <style:style style:name="T3" style:family="text">
      <style:text-properties fo:font-style="italic" officeooo:rsid="0016abe2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85c8" style:font-style-asian="normal" style:font-style-complex="normal"/>
    </style:style>
    <style:style style:name="T7" style:family="text">
      <style:text-properties fo:font-style="normal" officeooo:rsid="00155ef9" style:font-style-asian="normal" style:font-style-complex="normal"/>
    </style:style>
    <style:style style:name="T8" style:family="text">
      <style:text-properties fo:font-style="normal" officeooo:rsid="0016abe2" style:font-style-asian="normal" style:font-style-complex="normal"/>
    </style:style>
    <style:style style:name="T9" style:family="text">
      <style:text-properties fo:font-style="normal" officeooo:rsid="0016d13a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6ab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atest Common Divisor (GCD)</text:p>
      <text:p text:style-name="P1"/>
      <text:p text:style-name="P2">A<text:span text:style-name="T12">n integer</text:span> <text:span text:style-name="T2">x</text:span><text:span text:style-name="T5"> is a divisor of </text:span><text:span text:style-name="T8">integer</text:span><text:span text:style-name="T5"> </text:span><text:span text:style-name="T2">y</text:span><text:span text:style-name="T5"> if there exists an integer </text:span><text:span text:style-name="T1">k</text:span><text:span text:style-name="T5"> such that:</text:span></text:p>
      <text:p text:style-name="P3"><draw:frame draw:style-name="fr1" draw:name="Object1" text:anchor-type="as-char" svg:y="-0.1484in" svg:width="0.845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5">In this case we say that </text:span><text:span text:style-name="T4">a divides b</text:span><text:span text:style-name="T5">.</text:span></text:p>
      <text:p text:style-name="P8"><text:span text:style-name="T5">A divisor can be positive as well as negative. In fact, if </text:span><text:span text:style-name="T1">a </text:span><text:span text:style-name="T5">is a divisor of </text:span><text:span text:style-name="T1">b </text:span><text:span text:style-name="T5">then -</text:span><text:span text:style-name="T1">a</text:span><text:span text:style-name="T5"> is also a divisor of </text:span><text:span text:style-name="T1">b</text:span><text:span text:style-name="T5"> and if </text:span><text:span text:style-name="T1">a</text:span><text:span text:style-name="T5"> is a divisor of </text:span><text:span text:style-name="T1">b </text:span><text:span text:style-name="T5">then </text:span><text:span text:style-name="T1">a </text:span><text:span text:style-name="T5">is also a divisor of </text:span><text:span text:style-name="T1">-b</text:span><text:span text:style-name="T5">.</text:span><text:span text:style-name="T7"> However, we almost always ignore the negative divisors and only talk about the positive divisors. So we say that 1 is the only number that divides every integer, while in fact -1 also has the same property.</text:span></text:p>
      <text:p text:style-name="P12"><text:span text:style-name="T7">I</text:span><text:span text:style-name="T5">f an integer is divided by only itself and 1 (ignoring negative numbers as stated above) then it called a </text:span><text:span text:style-name="T10">prime number</text:span><text:span text:style-name="T5">.</text:span></text:p>
      <text:p text:style-name="P2"><text:span text:style-name="T5">The </text:span><text:span text:style-name="T10">greatest common divisor</text:span><text:span text:style-name="T5"> of real numbers </text:span><text:span text:style-name="T1">a</text:span><text:span text:style-name="T5"> and </text:span><text:span text:style-name="T1">b </text:span><text:span text:style-name="T5">[symbol </text:span><text:span text:style-name="T1">gcd(a, b)</text:span><text:span text:style-name="T5">] is the biggest number that is a divisor of </text:span><text:span text:style-name="T1">a</text:span><text:span text:style-name="T5"> and a divisor of </text:span><text:span text:style-name="T1">b</text:span><text:span text:style-name="T5">. </text:span><text:span text:style-name="T6">In other words its the biggest number that divides both </text:span><text:span text:style-name="T2">a </text:span><text:span text:style-name="T6">and </text:span><text:span text:style-name="T2">b</text:span><text:span text:style-name="T6">.</text:span></text:p>
      <text:p text:style-name="P12"><text:span text:style-name="T6">I</text:span><text:span text:style-name="T5">f 2 numbers ha</text:span><text:span text:style-name="T9">ve 1 as a gcd</text:span><text:span text:style-name="T5"> then they are called </text:span><text:span text:style-name="T10">coprime</text:span><text:span text:style-name="T5">.</text:span></text:p>
      <text:p text:style-name="P8"><text:span text:style-name="T5">The most important and (so far) most efficient algorithm for calculating the gcd of 2 numbers is called Eudlid’s </text:span><text:span text:style-name="T7">a</text:span><text:span text:style-name="T5">lgorithm, named after Greek </text:span><text:span text:style-name="T7">m</text:span><text:span text:style-name="T5">athematician Euclid who first wrote about it in his book Elements (around 300 B.C). </text:span><text:span text:style-name="T7">The algorithm utilizes the property:</text:span></text:p>
      <text:p text:style-name="P9"><text:span text:style-name="T7"><draw:frame draw:style-name="fr2" draw:name="Object2" text:anchor-type="as-char" svg:y="-0.152in" svg:width="1.9311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><text:span text:style-name="T5">Where </text:span><text:span text:style-name="T4">a</text:span><text:span text:style-name="T10"> mod </text:span><text:span text:style-name="T4">b</text:span><text:span text:style-name="T5"> (mod is called called the modulo) is the remainder of the division of </text:span><text:span text:style-name="T1">a</text:span><text:span text:style-name="T5"> and </text:span><text:span text:style-name="T1">b</text:span><text:span text:style-name="T5">. In Computer Science </text:span><text:span text:style-name="T10">a mod b</text:span><text:span text:style-name="T1"> </text:span><text:span text:style-name="T5">usually symbolized as </text:span><text:span text:style-name="T4">a % b</text:span><text:span text:style-name="T5">. </text:span><text:span text:style-name="T8">Thus </text:span><text:span text:style-name="T3">a </text:span><text:span text:style-name="T8">and </text:span><text:span text:style-name="T3">b </text:span><text:span text:style-name="T8">are continuously reduced until one of them reaches 0. Then algorithm uses the property </text:span><text:span text:style-name="T8"><draw:frame draw:style-name="fr2" draw:name="Object3" text:anchor-type="as-char" svg:y="-0.152in" svg:width="0.9508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">to get the final result:</text:span></text:p>
      <text:p text:style-name="P11"><text:span text:style-name="T8"><draw:frame draw:style-name="fr2" draw:name="Object4" text:anchor-type="as-char" svg:y="-0.152in" svg:width="5.6799in" svg:height="0.2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><text:span text:style-name="T5"/></text:p>
      <text:p text:style-name="P5">The algorithm can be easily extended to more than 2 numbers since the gcd function is associative:</text:p>
      <text:p text:style-name="P6"><draw:frame draw:style-name="fr2" draw:name="Object5" text:anchor-type="as-char" svg:y="-0.152in" svg:width="4.8937in" svg:height="0.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So far we haven’t found a more efficient algorithm for calculating the gcd. The question remains open, which means that we haven’t proved that there cannot be a faster algorithm yet.</text:p>
      <text:p text:style-name="P4">The implementation of Euclid’s algorithm in code is simple and utilizes <text:span text:style-name="T11">recurs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top="0in" fo:margin-bottom="0.1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9:58:12.565126612</meta:creation-date>
    <dc:date>2019-11-09T20:47:30.885112634</dc:date>
    <meta:editing-duration>PT16M36S</meta:editing-duration>
    <meta:editing-cycles>3</meta:editing-cycles>
    <meta:generator>LibreOffice/6.0.7.3$Linux_X86_64 LibreOffice_project/00m0$Build-3</meta:generator>
    <meta:document-statistic meta:table-count="0" meta:image-count="0" meta:object-count="5" meta:page-count="1" meta:paragraph-count="16" meta:word-count="342" meta:character-count="1796" meta:non-whitespace-character-count="1466"/>
  </office:meta>
</office:document-meta>
</file>

<file path=Object 1/content.xml><?xml version="1.0" encoding="utf-8"?>
<math xmlns="http://www.w3.org/1998/Math/MathML" display="block">
  <semantics>
    <mrow>
      <mi>b</mi>
      <mrow>
        <mphantom>
          <mi mathvariant="normal">❑</mi>
        </mphantom>
        <mo stretchy="false">=</mo>
        <mphantom>
          <mi mathvariant="normal">❑</mi>
        </mphantom>
      </mrow>
      <mrow>
        <mi>k</mi>
        <mo stretchy="false">⋅</mo>
        <mi>a</mi>
      </mrow>
    </mrow>
    <annotation encoding="StarMath 5.0">b phantom {&lt;?&gt;} =  phantom {&lt;?&gt;} k cdot a </annotation>
  </semantics>
</math>
</file>

<file path=Object 2/content.xml><?xml version="1.0" encoding="utf-8"?>
<math xmlns="http://www.w3.org/1998/Math/MathML" display="block">
  <semantics>
    <mrow>
      <mi mathvariant="italic">gcd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i mathvariant="italic">gcd</mi>
      </mrow>
      <mrow>
        <mo fence="true" stretchy="false">(</mo>
        <mrow>
          <mrow>
            <mi>b</mi>
            <mi>,</mi>
            <mi>a</mi>
            <mi mathvariant="italic">mod</mi>
            <mi>b</mi>
          </mrow>
        </mrow>
        <mo fence="true" stretchy="false">)</mo>
      </mrow>
    </mrow>
    <annotation encoding="StarMath 5.0">gcd( a, b ) = gcd( b, a mod b )</annotation>
  </semantics>
</math>
</file>

<file path=Object 3/content.xml><?xml version="1.0" encoding="utf-8"?>
<math xmlns="http://www.w3.org/1998/Math/MathML" display="block">
  <semantics>
    <mrow>
      <mi mathvariant="italic">gcd</mi>
      <mrow>
        <mrow>
          <mo fence="true" stretchy="false">(</mo>
          <mrow>
            <mrow>
              <mi>a</mi>
              <mi>,</mi>
              <mn>0</mn>
            </mrow>
          </mrow>
          <mo fence="true" stretchy="false">)</mo>
        </mrow>
        <mo stretchy="false">=</mo>
        <mi>a</mi>
      </mrow>
    </mrow>
    <annotation encoding="StarMath 5.0">gcd( a, 0 ) = a</annotation>
  </semantics>
</math>
</file>

<file path=Object 4/content.xml><?xml version="1.0" encoding="utf-8"?>
<math xmlns="http://www.w3.org/1998/Math/MathML" display="block">
  <semantics>
    <mrow>
      <mi mathvariant="italic">gcd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i mathvariant="italic">gcd</mi>
      </mrow>
      <mrow>
        <mrow>
          <mo fence="true" stretchy="false">(</mo>
          <mrow>
            <mrow>
              <mi>b</mi>
              <mi>,</mi>
              <mi>a</mi>
              <mi mathvariant="italic">mod</mi>
              <mi>b</mi>
            </mrow>
          </mrow>
          <mo fence="true" stretchy="false">)</mo>
        </mrow>
        <mo stretchy="false">=</mo>
        <mi mathvariant="italic">gcd</mi>
      </mrow>
      <mrow>
        <mrow>
          <mo fence="true" stretchy="false">(</mo>
          <mrow>
            <mrow>
              <mi>a</mi>
              <mi mathvariant="italic">mod</mi>
              <mi>b</mi>
              <mi>,</mi>
              <mi>b</mi>
              <mi mathvariant="italic">mod</mi>
              <mrow>
                <mo fence="true" stretchy="false">(</mo>
                <mrow>
                  <mrow>
                    <mi>a</mi>
                    <mi mathvariant="italic">mod</mi>
                    <mi>b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phantom>
          <mi mathvariant="normal">❑</mi>
        </mphantom>
      </mrow>
      <mn>...</mn>
      <mrow>
        <mphantom>
          <mi mathvariant="normal">❑</mi>
        </mphantom>
        <mo stretchy="false">=</mo>
        <mi mathvariant="italic">gcd</mi>
      </mrow>
      <mrow>
        <mrow>
          <mo fence="true" stretchy="false">(</mo>
          <mrow>
            <mrow>
              <mi>d</mi>
              <mi>,</mi>
              <mn>0</mn>
            </mrow>
          </mrow>
          <mo fence="true" stretchy="false">)</mo>
        </mrow>
        <mo stretchy="false">=</mo>
        <mi>d</mi>
      </mrow>
    </mrow>
    <annotation encoding="StarMath 5.0">gcd( a, b ) = gcd ( b, a mod b ) = gcd ( a mod b, b mod (a mod b) ) = phantom {&lt;?&gt;}  ... phantom {&lt;?&gt;} =    gcd ( d, 0 ) = d</annotation>
  </semantics>
</math>
</file>

<file path=Object 5/content.xml><?xml version="1.0" encoding="utf-8"?>
<math xmlns="http://www.w3.org/1998/Math/MathML" display="block">
  <semantics>
    <mrow>
      <mi mathvariant="italic">gcd</mi>
      <mrow>
        <mrow>
          <mo fence="true" stretchy="false">(</mo>
          <mrow>
            <mrow>
              <mi>a</mi>
              <mi>,</mi>
              <mi>b</mi>
              <mi>,</mi>
              <mi>c</mi>
            </mrow>
          </mrow>
          <mo fence="true" stretchy="false">)</mo>
        </mrow>
        <mo stretchy="false">=</mo>
        <mi mathvariant="italic">gcd</mi>
      </mrow>
      <mrow>
        <mrow>
          <mo fence="true" stretchy="false">(</mo>
          <mrow>
            <mrow>
              <mi>a</mi>
              <mi>,</mi>
              <mi mathvariant="italic">gcd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 mathvariant="italic">gcd</mi>
      </mrow>
      <mrow>
        <mrow>
          <mo fence="true" stretchy="false">(</mo>
          <mrow>
            <mrow>
              <mi mathvariant="italic">gcd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=</mo>
        <mi mathvariant="italic">gcd</mi>
      </mrow>
      <mrow>
        <mo fence="true" stretchy="false">(</mo>
        <mrow>
          <mrow>
            <mi mathvariant="italic">gcd</mi>
            <mrow>
              <mo fence="true" stretchy="false">(</mo>
              <mrow>
                <mrow>
                  <mi>a</mi>
                  <mi>,</mi>
                  <mi>c</mi>
                </mrow>
              </mrow>
              <mo fence="true" stretchy="false">)</mo>
            </mrow>
            <mi>,</mi>
            <mi>b</mi>
          </mrow>
        </mrow>
        <mo fence="true" stretchy="false">)</mo>
      </mrow>
    </mrow>
    <annotation encoding="StarMath 5.0">gcd( a, b, c ) = gcd( a, gcd(b, c )) = gcd ( gcd(a, b), c ) = gcd ( gcd(a, c), b )</annotation>
  </semantics>
</math>
</file>